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9.047cm" svg:height="38.241cm" svg:x="-25.869cm" svg:y="-4.73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1-06T19:36:14.189897553</meta:creation-date>
    <dc:date>2020-01-07T08:33:49.493883307</dc:date>
    <meta:editing-duration>PT3M56S</meta:editing-duration>
    <meta:editing-cycles>2</meta:editing-cycles>
    <meta:generator>LibreOffice/6.3.3.2$MacOSX_X86_64 LibreOffice_project/a64200df03143b798afd1ec74a12ab50359878ed</meta:generator>
    <meta:document-statistic meta:object-count="1"/>
  </office:meta>
</office:document-meta>
</file>

<file path=Object 1/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7f7f7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e5e5e5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>
      <style:graphic-properties draw:textarea-vertical-align="middle"/>
    </style:style>
    <style:style style:name="gr51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solid" svg:stroke-width="0.04cm" svg:stroke-color="#ffffff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solid" svg:stroke-width="0.04cm" svg:stroke-color="#000000" draw:marker-start="" draw:marker-start-width="0.26cm" draw:marker-start-center="false" draw:marker-end="" draw:marker-end-width="0.26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>
      <style:graphic-properties draw:stroke="none" svg:stroke-color="#000000" draw:fill="none" draw:fill-color="#ffffff" fo:min-height="0.712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Axial_20_H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1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gradient" draw:fill-color="#cfe7f5" draw:fill-gradient-name="VRT_20_Light_20_Linear_20_T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5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6" style:family="graphic" style:parent-style-name="standard" style:list-style-name="L1">
      <style:graphic-properties draw:stroke="solid" svg:stroke-width="0.04cm" svg:stroke-color="#000000" draw:marker-start="" draw:marker-start-width="0.275cm" draw:marker-start-center="false" draw:marker-end="" draw:marker-end-width="0.275cm" draw:marker-end-center="false" draw:fill="none" draw:fill-color="#cfe7f5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77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VRT_20_Light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VRT_20_Light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3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4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86" style:family="graphic" style:parent-style-name="standard" style:list-style-name="L1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Red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Red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Red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>
      <style:graphic-properties draw:stroke="none" svg:stroke-color="#000000" draw:fill="none" draw:fill-color="#ffffff" fo:min-height="2.134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VRT_20_Light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VRT_20_Light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draw:shadow="hidden" draw:shadow-offset-x="0.2cm" draw:shadow-offset-y="0.2cm" draw:shadow-color="#808080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P1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style:paragraph-properties fo:text-align="center"/>
    </style:style>
    <style:style style:name="P11" style:family="paragraph">
      <loext:graphic-properties draw:fill="gradient" draw:fill-color="#cfe7f5" draw:fill-gradient-name="VRT_20_Light_20_Axial_20_H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gradient" draw:fill-color="#cfe7f5" draw:fill-gradient-name="VRT_20_Light_20_Linear_20_T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 draw:fill-color="#cfe7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6666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gradient" draw:fill-color="#cfe7f5" draw:secondary-fill-color="#cfe7e5" draw:fill-gradient-name="VRT_20_Light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gradient" draw:fill-color="#f7941d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gradient" draw:fill-color="#cfe7f5" draw:secondary-fill-color="#cfe7e5" draw:fill-gradient-name="VRT_20_Light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gradient" draw:fill-color="#cfe7f5" draw:secondary-fill-color="#cfe7e5" draw:fill-gradient-name="Light_20_Red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gradient" draw:fill-color="#cfe7f5" draw:secondary-fill-color="#cfe7e5" draw:fill-gradient-name="Light_20_Red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gradient" draw:fill-color="#cfe7f5" draw:secondary-fill-color="#cfe7e5" draw:fill-gradient-name="Light_20_Red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0" draw:style-name="dp1" draw:master-page-name="Default"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1" draw:text-style-name="P1" draw:layer="layout" svg:width="2.272cm" svg:height="1.413cm" svg:x="14.765cm" svg:y="10.182cm" svg:viewBox="0 0 2273 1414" svg:d="M4 1414c239 0 2269-505 2269-959 0-455-546-455-786-455 0 152-1571 303-1483 1414z">
            <text:p/>
          </draw:path>
          <draw:g>
            <draw:polygon draw:style-name="gr2" draw:text-style-name="P2" draw:layer="layout" svg:width="4.106cm" svg:height="2.373cm" svg:x="12.319cm" svg:y="8.97cm" svg:viewBox="0 0 4107 2374" draw:points="2447,2374 0,960 1660,0 4107,1414">
              <text:p/>
            </draw:polygon>
            <draw:polygon draw:style-name="gr3" draw:text-style-name="P3" draw:layer="layout" svg:width="2.708cm" svg:height="1.565cm" svg:x="13.28cm" svg:y="9.223cm" svg:viewBox="0 0 2709 1566" draw:points="0,404 699,0 2709,1162 2010,1566">
              <text:p/>
            </draw:polygon>
            <draw:polygon draw:style-name="gr4" draw:text-style-name="P4" draw:layer="layout" svg:width="2.446cm" svg:height="3.636cm" svg:x="13.979cm" svg:y="6.748cm" svg:viewBox="0 0 2447 3637" draw:points="0,2223 0,0 2447,1414 2447,3637">
              <text:p/>
            </draw:polygon>
            <draw:polygon draw:style-name="gr5" draw:text-style-name="P5" draw:layer="layout" svg:width="2.271cm" svg:height="3.181cm" svg:x="14.067cm" svg:y="6.899cm" svg:viewBox="0 0 2272 3182" draw:points="0,1869 0,0 2272,1313 2272,3182">
              <text:p/>
            </draw:polygon>
            <draw:polygon draw:style-name="gr6" draw:text-style-name="P2" draw:layer="layout" svg:width="2.533cm" svg:height="1.464cm" svg:x="13.979cm" svg:y="6.697cm" svg:viewBox="0 0 2534 1465" draw:points="2447,1465 0,51 87,0 2534,1414">
              <text:p/>
            </draw:polygon>
            <draw:polygon draw:style-name="gr7" draw:text-style-name="P6" draw:layer="layout" svg:width="0.086cm" svg:height="2.272cm" svg:x="16.426cm" svg:y="8.111cm" svg:viewBox="0 0 87 2273" draw:points="0,2273 0,51 87,0 87,2223">
              <text:p/>
            </draw:polygon>
            <draw:polygon draw:style-name="gr8" draw:text-style-name="P6" draw:layer="layout" svg:width="1.659cm" svg:height="1.211cm" svg:x="14.766cm" svg:y="10.384cm" svg:viewBox="0 0 1660 1212" draw:points="0,1212 0,960 1660,0 1660,253">
              <text:p/>
            </draw:polygon>
            <draw:line draw:style-name="gr9" draw:text-style-name="P7" draw:layer="layout" svg:x1="13.455cm" svg:y1="9.526cm" svg:x2="15.465cm" svg:y2="10.688cm">
              <text:p/>
            </draw:line>
            <draw:line draw:style-name="gr10" draw:text-style-name="P7" draw:layer="layout" svg:x1="13.63cm" svg:y1="9.425cm" svg:x2="15.64cm" svg:y2="10.587cm">
              <text:p/>
            </draw:line>
            <draw:line draw:style-name="gr11" draw:text-style-name="P7" draw:layer="layout" svg:x1="13.805cm" svg:y1="9.324cm" svg:x2="15.815cm" svg:y2="10.486cm">
              <text:p/>
            </draw:line>
            <draw:line draw:style-name="gr12" draw:text-style-name="P7" draw:layer="layout" svg:x1="15.552cm" svg:y1="10.334cm" svg:x2="15.727cm" svg:y2="10.233cm">
              <text:p/>
            </draw:line>
            <draw:line draw:style-name="gr13" draw:text-style-name="P7" draw:layer="layout" svg:x1="15.378cm" svg:y1="10.233cm" svg:x2="15.553cm" svg:y2="10.132cm">
              <text:p/>
            </draw:line>
            <draw:line draw:style-name="gr14" draw:text-style-name="P7" draw:layer="layout" svg:x1="15.203cm" svg:y1="10.132cm" svg:x2="15.378cm" svg:y2="10.031cm">
              <text:p/>
            </draw:line>
            <draw:line draw:style-name="gr15" draw:text-style-name="P7" draw:layer="layout" svg:x1="15.29cm" svg:y1="10.384cm" svg:x2="15.465cm" svg:y2="10.283cm">
              <text:p/>
            </draw:line>
            <draw:line draw:style-name="gr16" draw:text-style-name="P7" draw:layer="layout" svg:x1="15.115cm" svg:y1="10.283cm" svg:x2="15.29cm" svg:y2="10.182cm">
              <text:p/>
            </draw:line>
            <draw:line draw:style-name="gr17" draw:text-style-name="P7" draw:layer="layout" svg:x1="14.941cm" svg:y1="10.182cm" svg:x2="15.116cm" svg:y2="10.081cm">
              <text:p/>
            </draw:line>
            <draw:line draw:style-name="gr18" draw:text-style-name="P7" draw:layer="layout" svg:x1="15.028cm" svg:y1="10.031cm" svg:x2="15.203cm" svg:y2="9.93cm">
              <text:p/>
            </draw:line>
            <draw:line draw:style-name="gr19" draw:text-style-name="P7" draw:layer="layout" svg:x1="14.766cm" svg:y1="10.081cm" svg:x2="14.941cm" svg:y2="9.98cm">
              <text:p/>
            </draw:line>
            <draw:line draw:style-name="gr20" draw:text-style-name="P7" draw:layer="layout" svg:x1="14.853cm" svg:y1="9.93cm" svg:x2="15.028cm" svg:y2="9.829cm">
              <text:p/>
            </draw:line>
            <draw:line draw:style-name="gr21" draw:text-style-name="P7" draw:layer="layout" svg:x1="14.678cm" svg:y1="9.829cm" svg:x2="14.853cm" svg:y2="9.728cm">
              <text:p/>
            </draw:line>
            <draw:line draw:style-name="gr22" draw:text-style-name="P7" draw:layer="layout" svg:x1="14.504cm" svg:y1="9.728cm" svg:x2="14.679cm" svg:y2="9.627cm">
              <text:p/>
            </draw:line>
            <draw:line draw:style-name="gr23" draw:text-style-name="P7" draw:layer="layout" svg:x1="14.591cm" svg:y1="9.98cm" svg:x2="14.766cm" svg:y2="9.879cm">
              <text:p/>
            </draw:line>
            <draw:line draw:style-name="gr24" draw:text-style-name="P7" draw:layer="layout" svg:x1="14.416cm" svg:y1="9.879cm" svg:x2="14.591cm" svg:y2="9.778cm">
              <text:p/>
            </draw:line>
            <draw:line draw:style-name="gr25" draw:text-style-name="P7" draw:layer="layout" svg:x1="14.242cm" svg:y1="9.778cm" svg:x2="14.417cm" svg:y2="9.677cm">
              <text:p/>
            </draw:line>
            <draw:line draw:style-name="gr26" draw:text-style-name="P7" draw:layer="layout" svg:x1="14.329cm" svg:y1="9.627cm" svg:x2="14.504cm" svg:y2="9.526cm">
              <text:p/>
            </draw:line>
            <draw:line draw:style-name="gr27" draw:text-style-name="P7" draw:layer="layout" svg:x1="14.067cm" svg:y1="9.677cm" svg:x2="14.242cm" svg:y2="9.576cm">
              <text:p/>
            </draw:line>
            <draw:line draw:style-name="gr28" draw:text-style-name="P7" draw:layer="layout" svg:x1="14.154cm" svg:y1="9.526cm" svg:x2="14.329cm" svg:y2="9.425cm">
              <text:p/>
            </draw:line>
            <draw:line draw:style-name="gr29" draw:text-style-name="P7" draw:layer="layout" svg:x1="13.979cm" svg:y1="9.425cm" svg:x2="14.154cm" svg:y2="9.324cm">
              <text:p/>
            </draw:line>
            <draw:line draw:style-name="gr30" draw:text-style-name="P7" draw:layer="layout" svg:x1="13.892cm" svg:y1="9.576cm" svg:x2="14.067cm" svg:y2="9.475cm">
              <text:p/>
            </draw:line>
            <draw:line draw:style-name="gr31" draw:text-style-name="P7" draw:layer="layout" svg:x1="15.028cm" svg:y1="10.435cm" svg:x2="15.203cm" svg:y2="10.334cm">
              <text:p/>
            </draw:line>
            <draw:line draw:style-name="gr32" draw:text-style-name="P7" draw:layer="layout" svg:x1="14.853cm" svg:y1="10.334cm" svg:x2="15.028cm" svg:y2="10.233cm">
              <text:p/>
            </draw:line>
            <draw:line draw:style-name="gr33" draw:text-style-name="P7" draw:layer="layout" svg:x1="14.678cm" svg:y1="10.233cm" svg:x2="14.853cm" svg:y2="10.132cm">
              <text:p/>
            </draw:line>
            <draw:line draw:style-name="gr34" draw:text-style-name="P7" draw:layer="layout" svg:x1="14.591cm" svg:y1="10.384cm" svg:x2="14.766cm" svg:y2="10.283cm">
              <text:p/>
            </draw:line>
            <draw:line draw:style-name="gr35" draw:text-style-name="P7" draw:layer="layout" svg:x1="14.416cm" svg:y1="10.283cm" svg:x2="14.591cm" svg:y2="10.182cm">
              <text:p/>
            </draw:line>
            <draw:line draw:style-name="gr36" draw:text-style-name="P7" draw:layer="layout" svg:x1="14.504cm" svg:y1="10.132cm" svg:x2="14.679cm" svg:y2="10.031cm">
              <text:p/>
            </draw:line>
            <draw:line draw:style-name="gr37" draw:text-style-name="P7" draw:layer="layout" svg:x1="14.329cm" svg:y1="10.031cm" svg:x2="14.504cm" svg:y2="9.93cm">
              <text:p/>
            </draw:line>
            <draw:line draw:style-name="gr38" draw:text-style-name="P7" draw:layer="layout" svg:x1="14.154cm" svg:y1="9.93cm" svg:x2="14.329cm" svg:y2="9.829cm">
              <text:p/>
            </draw:line>
            <draw:line draw:style-name="gr39" draw:text-style-name="P7" draw:layer="layout" svg:x1="13.979cm" svg:y1="9.829cm" svg:x2="14.154cm" svg:y2="9.728cm">
              <text:p/>
            </draw:line>
            <draw:line draw:style-name="gr40" draw:text-style-name="P7" draw:layer="layout" svg:x1="13.717cm" svg:y1="9.879cm" svg:x2="13.892cm" svg:y2="9.778cm">
              <text:p/>
            </draw:line>
            <draw:line draw:style-name="gr41" draw:text-style-name="P7" draw:layer="layout" svg:x1="13.805cm" svg:y1="9.728cm" svg:x2="13.98cm" svg:y2="9.627cm">
              <text:p/>
            </draw:line>
            <draw:line draw:style-name="gr42" draw:text-style-name="P7" draw:layer="layout" svg:x1="13.542cm" svg:y1="9.778cm" svg:x2="13.717cm" svg:y2="9.677cm">
              <text:p/>
            </draw:line>
            <draw:line draw:style-name="gr43" draw:text-style-name="P7" draw:layer="layout" svg:x1="14.941cm" svg:y1="10.587cm" svg:x2="15.116cm" svg:y2="10.486cm">
              <text:p/>
            </draw:line>
            <draw:line draw:style-name="gr44" draw:text-style-name="P7" draw:layer="layout" svg:x1="14.766cm" svg:y1="10.485cm" svg:x2="14.941cm" svg:y2="10.384cm">
              <text:p/>
            </draw:line>
            <draw:polygon draw:style-name="gr45" draw:text-style-name="P4" draw:layer="layout" svg:width="2.446cm" svg:height="1.666cm" svg:x="12.319cm" svg:y="9.93cm" svg:viewBox="0 0 2447 1667" draw:points="0,253 0,0 2447,1414 2447,1667">
              <text:p/>
            </draw:polygon>
            <draw:polygon draw:style-name="gr46" draw:text-style-name="P8" draw:layer="layout" svg:width="4.194cm" svg:height="4.899cm" svg:x="12.319cm" svg:y="6.697cm" svg:viewBox="0 0 4195 4900" draw:points="1748,0 4195,1414 4195,3637 4107,3687 4107,3940 2447,4900 0,3485 0,3233 1660,2273 1660,51">
              <text:p/>
            </draw:polygon>
            <draw:polygon draw:style-name="gr47" draw:text-style-name="P9" draw:layer="layout" svg:width="1.048cm" svg:height="0.605cm" svg:x="13.368cm" svg:y="10.081cm" svg:viewBox="0 0 1049 606" draw:points="0,253 437,0 1049,354 612,606">
              <text:p/>
            </draw:polygon>
            <draw:line draw:style-name="gr48" draw:text-style-name="P7" draw:layer="layout" svg:x1="15.465cm" svg:y1="10.485cm" svg:x2="15.64cm" svg:y2="10.384cm">
              <text:p/>
            </draw:line>
            <draw:line draw:style-name="gr49" draw:text-style-name="P7" draw:layer="layout" svg:x1="15.203cm" svg:y1="10.536cm" svg:x2="15.378cm" svg:y2="10.435cm">
              <text:p/>
            </draw:line>
          </draw:g>
        </draw:g>
        <draw:connector draw:style-name="gr50" draw:text-style-name="P10" draw:layer="layout" svg:x1="9.052cm" svg:y1="1.227cm" svg:x2="12.273cm" svg:y2="2.429cm" draw:start-shape="id1" draw:start-glue-point="0" draw:end-shape="id2" draw:end-glue-point="3" svg:d="M9052 1227v-520h2500v1722h721" svg:viewBox="0 0 3222 1723">
          <text:p/>
        </draw:connector>
        <draw:connector draw:style-name="gr50" draw:text-style-name="P10" draw:layer="layout" svg:x1="7.274cm" svg:y1="2.982cm" svg:x2="5.588cm" svg:y2="2.76cm" draw:start-shape="id1" draw:start-glue-point="3" draw:end-shape="id3" draw:end-glue-point="1" svg:d="M7274 2982h-843v-222h-843" svg:viewBox="0 0 1687 223">
          <text:p/>
        </draw:connector>
        <draw:connector draw:style-name="gr50" draw:text-style-name="P10" draw:layer="layout" svg:x1="1.27cm" svg:y1="2.76cm" svg:x2="2.087cm" svg:y2="5.898cm" draw:start-shape="id3" draw:start-glue-point="3" draw:end-shape="id4" draw:end-glue-point="0" svg:d="M1270 2760h-500v2512h1317v626" svg:viewBox="0 0 1318 3139">
          <text:p/>
        </draw:connector>
        <draw:connector draw:style-name="gr50" draw:text-style-name="P10" draw:layer="layout" svg:x1="4.175cm" svg:y1="8.304cm" svg:x2="6.197cm" svg:y2="7.325cm" draw:start-shape="id4" draw:start-glue-point="1" draw:end-shape="id5" draw:end-glue-point="3" svg:d="M4175 8304h1001v-979h1021" svg:viewBox="0 0 2023 980">
          <text:p/>
        </draw:connector>
        <draw:g xml:id="id2" draw:id="id2">
          <draw:g>
            <draw:path draw:style-name="gr51" draw:text-style-name="P1" draw:layer="layout" svg:width="1.09cm" svg:height="0.979cm" svg:x="14.65cm" svg:y="2.749cm" svg:viewBox="0 0 1091 980" svg:d="M0 980c475 0 1091-280 1091-560s-18-420-364-420c0 300-727 579-727 980z">
              <text:p/>
            </draw:path>
            <draw:g>
              <draw:path draw:style-name="gr52" draw:text-style-name="P11" draw:layer="layout" svg:width="2.666cm" svg:height="1.68cm" svg:x="12.711cm" svg:y="2.119cm" svg:viewBox="0 0 2667 1681" svg:d="M2667 0c0 0 0 1121-1 840 2 491-575 841-1331 841s-1334-350-1335-841c1 1 0-350 0-840 0 490 606 840 1334 840s1333-350 1333-840z">
                <text:p/>
              </draw:path>
              <draw:path draw:style-name="gr53" draw:text-style-name="P12" draw:layer="layout" svg:width="2.665cm" svg:height="1.678cm" svg:x="12.71cm" svg:y="1.279cm" svg:viewBox="0 0 2666 1679" svg:d="M1333 0c756 0 1333 363 1333 839s-577 840-1333 840-1333-364-1333-840 577-839 1333-839z">
                <text:p/>
              </draw:path>
              <draw:polygon draw:style-name="gr54" draw:text-style-name="P13" draw:layer="layout" svg:width="0.727cm" svg:height="0.419cm" svg:x="14.165cm" svg:y="2.189cm" svg:viewBox="0 0 728 420" draw:points="364,0 243,70 728,350 606,420 121,140 0,210 0,0">
                <text:p/>
              </draw:polygon>
              <draw:polygon draw:style-name="gr55" draw:text-style-name="P13" draw:layer="layout" svg:width="0.726cm" svg:height="0.419cm" svg:x="13.195cm" svg:y="1.629cm" svg:viewBox="0 0 727 420" draw:points="606,280 727,210 727,420 363,420 484,350 0,70 121,0">
                <text:p/>
              </draw:polygon>
              <draw:polygon draw:style-name="gr56" draw:text-style-name="P13" draw:layer="layout" svg:width="0.727cm" svg:height="0.419cm" svg:x="13.195cm" svg:y="2.189cm" svg:viewBox="0 0 728 420" draw:points="121,280 607,0 728,70 242,350 363,420 0,420 0,210">
                <text:p/>
              </draw:polygon>
              <draw:polygon draw:style-name="gr57" draw:text-style-name="P13" draw:layer="layout" svg:width="0.726cm" svg:height="0.419cm" svg:x="14.165cm" svg:y="1.629cm" svg:viewBox="0 0 727 420" draw:points="484,70 363,0 727,0 727,210 606,140 121,420 0,350">
                <text:p/>
              </draw:polygon>
              <draw:path draw:style-name="gr58" draw:text-style-name="P14" draw:layer="layout" svg:width="2.667cm" svg:height="2.519cm" svg:x="12.71cm" svg:y="1.279cm" svg:viewBox="0 0 2668 2520" svg:d="M1333 0c756 0 1335 364 1335 840l-1 840c0 490-606 840-1333 840s-1334-350-1334-840c0 0 1-840 0-841 0-476 577-839 1333-839z">
                <text:p/>
              </draw:path>
              <draw:polygon draw:style-name="gr59" draw:text-style-name="P15" draw:layer="layout" svg:width="0.242cm" svg:height="1.609cm" svg:x="13.922cm" svg:y="0.51cm" svg:viewBox="0 0 243 1610" draw:points="122,1610 122,280 0,140 122,0 243,140 122,280">
                <text:p/>
              </draw:polygon>
              <draw:path draw:style-name="gr60" draw:text-style-name="P7" draw:layer="layout" svg:width="0.181cm" svg:height="0.419cm" svg:x="14.286cm" svg:y="0.44cm" svg:viewBox="0 0 182 420" svg:d="M0 0c243 70 243 350 0 420">
                <text:p/>
              </draw:path>
              <draw:path draw:style-name="gr61" draw:text-style-name="P7" draw:layer="layout" svg:width="0.181cm" svg:height="0.419cm" svg:x="13.62cm" svg:y="0.44cm" svg:viewBox="0 0 182 420" svg:d="M182 0c-243 70-243 350 0 420">
                <text:p/>
              </draw:path>
              <draw:path draw:style-name="gr62" draw:text-style-name="P7" draw:layer="layout" svg:width="0.181cm" svg:height="0.699cm" svg:x="13.377cm" svg:y="0.3cm" svg:viewBox="0 0 182 700" svg:d="M182 0c-243 70-243 630 0 700">
                <text:p/>
              </draw:path>
              <draw:path draw:style-name="gr63" draw:text-style-name="P7" draw:layer="layout" svg:width="0.181cm" svg:height="0.699cm" svg:x="14.529cm" svg:y="0.3cm" svg:viewBox="0 0 182 700" svg:d="M0 0c242 70 242 630 0 700">
                <text:p/>
              </draw:path>
              <draw:path draw:style-name="gr64" draw:text-style-name="P7" draw:layer="layout" svg:width="0.181cm" svg:height="0.979cm" svg:x="13.135cm" svg:y="0.16cm" svg:viewBox="0 0 182 980" svg:d="M182 0c-243 70-243 910 0 980">
                <text:p/>
              </draw:path>
              <draw:path draw:style-name="gr65" draw:text-style-name="P7" draw:layer="layout" svg:width="0.177cm" svg:height="0.979cm" svg:x="14.771cm" svg:y="0.16cm" svg:viewBox="0 0 178 980" svg:d="M0 0c243 70 232 894 0 980">
                <text:p/>
              </draw:path>
              <draw:path draw:style-name="gr66" draw:text-style-name="P7" draw:layer="layout" svg:width="0.181cm" svg:height="1.259cm" svg:x="12.892cm" svg:y="0.02cm" svg:viewBox="0 0 182 1260" svg:d="M182 0c-243 70-243 1190 0 1260">
                <text:p/>
              </draw:path>
              <draw:path draw:style-name="gr67" draw:text-style-name="P7" draw:layer="layout" svg:width="0.181cm" svg:height="1.259cm" svg:x="15.014cm" svg:y="0.02cm" svg:viewBox="0 0 182 1260" svg:d="M0 0c242 70 242 1190 0 1260">
                <text:p/>
              </draw:path>
            </draw:g>
          </draw:g>
          <draw:frame draw:style-name="gr68" draw:text-style-name="P16" draw:layer="layout" svg:width="3.683cm" svg:height="0.962cm" svg:x="12.273cm" svg:y="3.876cm">
            <draw:text-box>
              <text:p>Wifi Router</text:p>
            </draw:text-box>
          </draw:frame>
        </draw:g>
        <draw:g xml:id="id1" draw:id="id1">
          <draw:g>
            <draw:path draw:style-name="gr69" draw:text-style-name="P1" draw:layer="layout" svg:width="1.09cm" svg:height="0.979cm" svg:x="9.705cm" svg:y="2.697cm" svg:viewBox="0 0 1091 980" svg:d="M0 980c475 0 1091-280 1091-560s-18-420-364-420c0 300-727 579-727 980z">
              <text:p/>
            </draw:path>
            <draw:path draw:style-name="gr70" draw:text-style-name="P11" draw:layer="layout" svg:width="2.666cm" svg:height="1.68cm" svg:x="7.766cm" svg:y="2.067cm" svg:viewBox="0 0 2667 1681" svg:d="M2667 0c0 0 0 1121-1 840 2 491-575 841-1331 841s-1334-350-1335-841c1 1 0-350 0-840 0 490 606 840 1334 840s1333-350 1333-840z">
              <text:p/>
            </draw:path>
            <draw:path draw:style-name="gr71" draw:text-style-name="P12" draw:layer="layout" svg:width="2.665cm" svg:height="1.678cm" svg:x="7.765cm" svg:y="1.227cm" svg:viewBox="0 0 2666 1679" svg:d="M1333 0c756 0 1333 363 1333 839s-577 840-1333 840-1333-364-1333-840 577-839 1333-839z">
              <text:p/>
            </draw:path>
            <draw:polygon draw:style-name="gr72" draw:text-style-name="P13" draw:layer="layout" svg:width="0.727cm" svg:height="0.419cm" svg:x="9.22cm" svg:y="2.137cm" svg:viewBox="0 0 728 420" draw:points="364,0 243,70 728,350 606,420 121,140 0,210 0,0">
              <text:p/>
            </draw:polygon>
            <draw:polygon draw:style-name="gr73" draw:text-style-name="P13" draw:layer="layout" svg:width="0.726cm" svg:height="0.419cm" svg:x="8.25cm" svg:y="1.577cm" svg:viewBox="0 0 727 420" draw:points="606,280 727,210 727,420 363,420 484,350 0,70 121,0">
              <text:p/>
            </draw:polygon>
            <draw:polygon draw:style-name="gr74" draw:text-style-name="P13" draw:layer="layout" svg:width="0.727cm" svg:height="0.419cm" svg:x="8.25cm" svg:y="2.137cm" svg:viewBox="0 0 728 420" draw:points="121,280 607,0 728,70 242,350 363,420 0,420 0,210">
              <text:p/>
            </draw:polygon>
            <draw:polygon draw:style-name="gr75" draw:text-style-name="P13" draw:layer="layout" svg:width="0.726cm" svg:height="0.419cm" svg:x="9.22cm" svg:y="1.577cm" svg:viewBox="0 0 727 420" draw:points="484,70 363,0 727,0 727,210 606,140 121,420 0,350">
              <text:p/>
            </draw:polygon>
            <draw:path draw:style-name="gr76" draw:text-style-name="P14" draw:layer="layout" svg:width="2.667cm" svg:height="2.519cm" svg:x="7.765cm" svg:y="1.227cm" svg:viewBox="0 0 2668 2520" svg:d="M1333 0c756 0 1335 364 1335 840l-1 840c0 490-606 840-1333 840s-1334-350-1334-840c0 0 1-840 0-841 0-476 577-839 1333-839z">
              <text:p/>
            </draw:path>
          </draw:g>
          <draw:frame draw:style-name="gr68" draw:text-style-name="P16" draw:layer="layout" svg:width="3.556cm" svg:height="0.962cm" svg:x="7.274cm" svg:y="3.776cm">
            <draw:text-box>
              <text:p>Edge RTR</text:p>
            </draw:text-box>
          </draw:frame>
        </draw:g>
        <draw:g xml:id="id3" draw:id="id3">
          <draw:g>
            <draw:glue-point draw:id="4" svg:x="-0.588cm" svg:y="-5cm"/>
            <draw:glue-point draw:id="5" svg:x="1.47cm" svg:y="-3.51cm"/>
            <draw:glue-point draw:id="6" svg:x="3.823cm" svg:y="-1.808cm"/>
            <draw:glue-point draw:id="7" svg:x="3.823cm" svg:y="-0.106cm"/>
            <draw:glue-point draw:id="8" svg:x="3.823cm" svg:y="1.808cm"/>
            <draw:glue-point draw:id="9" svg:x="-0.588cm" svg:y="5cm"/>
            <draw:glue-point draw:id="10" svg:x="-2.941cm" svg:y="2.872cm"/>
            <draw:glue-point draw:id="11" svg:x="-5cm" svg:y="2.021cm"/>
            <draw:glue-point draw:id="12" svg:x="-5cm" svg:y="-1.808cm"/>
            <draw:glue-point draw:id="13" svg:x="-2.647cm" svg:y="-3.297cm"/>
            <draw:path draw:style-name="gr77" draw:text-style-name="P1" draw:layer="layout" svg:width="1.851cm" svg:height="1.189cm" svg:x="3.437cm" svg:y="2.395cm" svg:viewBox="0 0 1852 1190" svg:d="M0 1190c475 0 1698-560 1819-770s-121-420-242-420c0 300-1577 690-1577 1190z">
              <text:p/>
            </draw:path>
            <draw:g>
              <draw:polygon draw:style-name="gr78" draw:text-style-name="P17" draw:layer="layout" svg:width="1.697cm" svg:height="1.819cm" svg:x="1.651cm" svg:y="1.835cm" svg:viewBox="0 0 1698 1820" draw:points="0,840 0,0 1698,980 1698,1820">
                <text:p/>
              </draw:polygon>
              <draw:polygon draw:style-name="gr79" draw:text-style-name="P18" draw:layer="layout" svg:width="1.696cm" svg:height="1.819cm" svg:x="3.349cm" svg:y="1.835cm" svg:viewBox="0 0 1697 1820" draw:points="0,1820 0,980 1697,0 1697,840">
                <text:p/>
              </draw:polygon>
              <draw:polygon draw:style-name="gr80" draw:text-style-name="P19" draw:layer="layout" svg:width="3.394cm" svg:height="1.959cm" svg:x="1.651cm" svg:y="0.855cm" svg:viewBox="0 0 3395 1960" draw:points="1698,1960 0,980 1698,0 3395,980">
                <text:p/>
              </draw:polygon>
              <draw:polygon draw:style-name="gr81" draw:text-style-name="P8" draw:layer="layout" svg:width="3.394cm" svg:height="2.799cm" svg:x="1.651cm" svg:y="0.855cm" svg:viewBox="0 0 3395 2800" draw:points="0,1820 0,980 1698,0 3395,980 3395,1820 1698,2800">
                <text:p/>
              </draw:polygon>
              <draw:polygon draw:style-name="gr82" draw:text-style-name="P13" draw:layer="layout" svg:width="0.848cm" svg:height="0.489cm" svg:x="2.136cm" svg:y="1.765cm" svg:viewBox="0 0 849 490" draw:points="121,140 728,490 849,420 242,70 363,0 0,0 0,210">
                <text:p/>
              </draw:polygon>
              <draw:polygon draw:style-name="gr83" draw:text-style-name="P13" draw:layer="layout" svg:width="0.847cm" svg:height="0.489cm" svg:x="2.985cm" svg:y="1.835cm" svg:viewBox="0 0 848 490" draw:points="605,420 484,490 848,490 848,280 727,350 121,0 0,70">
                <text:p/>
              </draw:polygon>
              <draw:polygon draw:style-name="gr84" draw:text-style-name="P13" draw:layer="layout" svg:width="0.847cm" svg:height="0.489cm" svg:x="2.864cm" svg:y="1.345cm" svg:viewBox="0 0 848 490" draw:points="121,140 727,490 848,420 242,70 363,0 0,0 0,210">
                <text:p/>
              </draw:polygon>
              <draw:polygon draw:style-name="gr85" draw:text-style-name="P13" draw:layer="layout" svg:width="0.847cm" svg:height="0.489cm" svg:x="3.713cm" svg:y="1.415cm" svg:viewBox="0 0 848 490" draw:points="605,420 484,490 848,490 848,280 727,350 121,0 0,70">
                <text:p/>
              </draw:polygon>
            </draw:g>
          </draw:g>
          <draw:frame draw:style-name="gr68" draw:text-style-name="P16" draw:layer="layout" svg:width="4.318cm" svg:height="0.962cm" svg:x="1.27cm" svg:y="3.703cm">
            <draw:text-box>
              <text:p>SW 10.0.0.1</text:p>
            </draw:text-box>
          </draw:frame>
        </draw:g>
        <draw:g xml:id="id4" draw:id="id4">
          <draw:g>
            <draw:glue-point draw:id="4" svg:x="-3.779cm" svg:y="-5cm"/>
            <draw:glue-point draw:id="5" svg:x="-0.121cm" svg:y="-3cm"/>
            <draw:glue-point draw:id="6" svg:x="3.537cm" svg:y="-1cm"/>
            <draw:glue-point draw:id="7" svg:x="3.537cm" svg:y="1.666cm"/>
            <draw:glue-point draw:id="8" svg:x="3.537cm" svg:y="4.333cm"/>
            <draw:glue-point draw:id="9" svg:x="2.317cm" svg:y="5cm"/>
            <draw:glue-point draw:id="10" svg:x="-1.34cm" svg:y="3cm"/>
            <draw:glue-point draw:id="11" svg:x="-4.999cm" svg:y="1cm"/>
            <draw:glue-point draw:id="12" svg:x="-4.999cm" svg:y="-1.666cm"/>
            <draw:glue-point draw:id="13" svg:x="-4.999cm" svg:y="-4.333cm"/>
            <draw:path draw:style-name="gr86" draw:text-style-name="P1" draw:layer="layout" svg:width="0.729cm" svg:height="0.489cm" svg:x="2.718cm" svg:y="7.858cm" svg:viewBox="0 0 730 490" svg:d="M0 490c182 0 730-131 730-261 0-131-265-229-398-229 0 98-332 359-332 490z">
              <text:p/>
            </draw:path>
            <draw:g>
              <draw:polygon draw:style-name="gr87" draw:text-style-name="P20" draw:layer="layout" svg:width="1.99cm" svg:height="2.286cm" svg:x="0.728cm" svg:y="6.061cm" svg:viewBox="0 0 1991 2287" draw:points="0,1307 0,0 1991,980 1991,2287">
                <text:p/>
              </draw:polygon>
              <draw:line draw:style-name="gr88" draw:text-style-name="P7" draw:layer="layout" svg:x1="0.728cm" svg:y1="7.041cm" svg:x2="2.719cm" svg:y2="8.021cm">
                <text:p/>
              </draw:line>
              <draw:line draw:style-name="gr89" draw:text-style-name="P7" draw:layer="layout" svg:x1="0.728cm" svg:y1="6.715cm" svg:x2="2.719cm" svg:y2="7.695cm">
                <text:p/>
              </draw:line>
              <draw:line draw:style-name="gr90" draw:text-style-name="P7" draw:layer="layout" svg:x1="0.728cm" svg:y1="6.388cm" svg:x2="2.719cm" svg:y2="7.368cm">
                <text:p/>
              </draw:line>
              <draw:line draw:style-name="gr91" draw:text-style-name="P7" draw:layer="layout" svg:x1="1.391cm" svg:y1="7.041cm" svg:x2="1.391cm" svg:y2="7.368cm">
                <text:p/>
              </draw:line>
              <draw:line draw:style-name="gr92" draw:text-style-name="P7" draw:layer="layout" svg:x1="2.055cm" svg:y1="6.715cm" svg:x2="2.055cm" svg:y2="7.042cm">
                <text:p/>
              </draw:line>
              <draw:line draw:style-name="gr93" draw:text-style-name="P7" draw:layer="layout" svg:x1="2.387cm" svg:y1="7.858cm" svg:x2="2.387cm" svg:y2="8.185cm">
                <text:p/>
              </draw:line>
              <draw:line draw:style-name="gr94" draw:text-style-name="P7" draw:layer="layout" svg:x1="1.724cm" svg:y1="7.531cm" svg:x2="1.724cm" svg:y2="7.858cm">
                <text:p/>
              </draw:line>
              <draw:line draw:style-name="gr95" draw:text-style-name="P7" draw:layer="layout" svg:x1="1.06cm" svg:y1="7.205cm" svg:x2="1.06cm" svg:y2="7.532cm">
                <text:p/>
              </draw:line>
              <draw:line draw:style-name="gr96" draw:text-style-name="P7" draw:layer="layout" svg:x1="1.391cm" svg:y1="6.388cm" svg:x2="1.391cm" svg:y2="6.715cm">
                <text:p/>
              </draw:line>
              <draw:line draw:style-name="gr97" draw:text-style-name="P7" draw:layer="layout" svg:x1="1.724cm" svg:y1="6.878cm" svg:x2="1.724cm" svg:y2="7.205cm">
                <text:p/>
              </draw:line>
              <draw:line draw:style-name="gr98" draw:text-style-name="P7" draw:layer="layout" svg:x1="2.055cm" svg:y1="7.368cm" svg:x2="2.055cm" svg:y2="7.695cm">
                <text:p/>
              </draw:line>
              <draw:line draw:style-name="gr99" draw:text-style-name="P7" draw:layer="layout" svg:x1="2.387cm" svg:y1="7.205cm" svg:x2="2.387cm" svg:y2="7.532cm">
                <text:p/>
              </draw:line>
              <draw:line draw:style-name="gr100" draw:text-style-name="P7" draw:layer="layout" svg:x1="1.06cm" svg:y1="6.551cm" svg:x2="1.06cm" svg:y2="6.878cm">
                <text:p/>
              </draw:line>
              <draw:polygon draw:style-name="gr101" draw:text-style-name="P21" draw:layer="layout" svg:width="0.331cm" svg:height="1.469cm" svg:x="2.718cm" svg:y="6.878cm" svg:viewBox="0 0 332 1470" draw:points="0,1470 0,163 332,0 332,1307">
                <text:p/>
              </draw:polygon>
              <draw:polygon draw:style-name="gr102" draw:text-style-name="P22" draw:layer="layout" svg:width="2.321cm" svg:height="1.142cm" svg:x="0.728cm" svg:y="5.898cm" svg:viewBox="0 0 2322 1143" draw:points="1991,1143 0,163 332,0 2322,980">
                <text:p/>
              </draw:polygon>
              <draw:line draw:style-name="gr103" draw:text-style-name="P7" draw:layer="layout" svg:x1="2.055cm" svg:y1="6.714cm" svg:x2="2.387cm" svg:y2="6.551cm">
                <text:p/>
              </draw:line>
              <draw:line draw:style-name="gr104" draw:text-style-name="P7" draw:layer="layout" svg:x1="2.718cm" svg:y1="7.368cm" svg:x2="3.05cm" svg:y2="7.205cm">
                <text:p/>
              </draw:line>
              <draw:line draw:style-name="gr105" draw:text-style-name="P7" draw:layer="layout" svg:x1="2.718cm" svg:y1="7.694cm" svg:x2="3.05cm" svg:y2="7.531cm">
                <text:p/>
              </draw:line>
              <draw:line draw:style-name="gr106" draw:text-style-name="P7" draw:layer="layout" svg:x1="2.718cm" svg:y1="8.021cm" svg:x2="3.05cm" svg:y2="7.858cm">
                <text:p/>
              </draw:line>
              <draw:line draw:style-name="gr107" draw:text-style-name="P7" draw:layer="layout" svg:x1="1.391cm" svg:y1="6.388cm" svg:x2="1.723cm" svg:y2="6.225cm">
                <text:p/>
              </draw:line>
              <draw:polygon draw:style-name="gr108" draw:text-style-name="P8" draw:layer="layout" svg:width="2.321cm" svg:height="2.449cm" svg:x="0.728cm" svg:y="5.898cm" svg:viewBox="0 0 2322 2450" draw:points="332,0 2322,980 2322,2287 1991,2450 0,1470 0,163">
                <text:p/>
              </draw:polygon>
            </draw:g>
          </draw:g>
          <draw:frame draw:style-name="gr109" draw:text-style-name="P16" draw:layer="layout" svg:width="4.175cm" svg:height="2.384cm" svg:x="0cm" svg:y="8.326cm">
            <draw:text-box>
              <text:p>PFSense 172.16.90.1</text:p>
            </draw:text-box>
          </draw:frame>
        </draw:g>
        <draw:g>
          <draw:g xml:id="id5" draw:id="id5">
            <draw:path draw:style-name="gr110" draw:text-style-name="P1" draw:layer="layout" svg:width="2.274cm" svg:height="1.189cm" svg:x="8.387cm" svg:y="7.5cm" svg:viewBox="0 0 2275 1190" svg:d="M0 1190c584 0 2086-560 2235-770 148-210-149-420-298-420 0 300-1937 690-1937 1190z">
              <text:p/>
            </draw:path>
            <draw:g>
              <draw:polygon draw:style-name="gr111" draw:text-style-name="P17" draw:layer="layout" svg:width="2.085cm" svg:height="1.819cm" svg:x="6.197cm" svg:y="6.905cm" svg:viewBox="0 0 2086 1820" draw:points="0,840 0,0 2086,980 2086,1820">
                <text:p/>
              </draw:polygon>
              <draw:polygon draw:style-name="gr112" draw:text-style-name="P18" draw:layer="layout" svg:width="2.084cm" svg:height="1.819cm" svg:x="8.283cm" svg:y="6.905cm" svg:viewBox="0 0 2085 1820" draw:points="0,1820 0,980 2085,0 2085,840">
                <text:p/>
              </draw:polygon>
              <draw:polygon draw:style-name="gr113" draw:text-style-name="P19" draw:layer="layout" svg:width="4.17cm" svg:height="1.959cm" svg:x="6.197cm" svg:y="5.925cm" svg:viewBox="0 0 4171 1960" draw:points="2086,1960 0,980 2086,0 4171,980">
                <text:p/>
              </draw:polygon>
              <draw:polygon draw:style-name="gr114" draw:text-style-name="P8" draw:layer="layout" svg:width="4.17cm" svg:height="2.799cm" svg:x="6.197cm" svg:y="5.925cm" svg:viewBox="0 0 4171 2800" draw:points="0,1820 0,980 2086,0 4171,980 4171,1820 2086,2800">
                <text:p/>
              </draw:polygon>
              <draw:polygon draw:style-name="gr115" draw:text-style-name="P13" draw:layer="layout" svg:width="1.191cm" svg:height="0.559cm" svg:x="7.687cm" svg:y="6.625cm" svg:viewBox="0 0 1192 560" draw:points="1043,420 1192,350 1192,560 745,560 893,490 0,70 149,0">
                <text:p/>
              </draw:polygon>
            </draw:g>
          </draw:g>
          <draw:frame draw:style-name="gr116" draw:text-style-name="P16" draw:layer="layout" svg:width="5.461cm" svg:height="2.384cm" svg:x="5.699cm" svg:y="8.852cm">
            <draw:text-box>
              <text:p><text:s text:c="4"/>Sensor 172.16.90.100</text:p>
            </draw:text-box>
          </draw:frame>
        </draw:g>
      </draw:page>
    </office:drawing>
  </office:body>
</office:document-content>
</file>

<file path=Object 1/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Light_20_Red_20_Linear_20_L" draw:display-name="Light Red Linear L" draw:style="linear" draw:start-color="#de8e96" draw:end-color="#f8e8ea" draw:start-intensity="100%" draw:end-intensity="100%" draw:angle="900" draw:border="10%"/>
    <draw:gradient draw:name="Light_20_Red_20_Linear_20_T" draw:display-name="Light Red Linear T" draw:style="linear" draw:start-color="#de8e96" draw:end-color="#f8e8ea" draw:start-intensity="100%" draw:end-intensity="100%" draw:angle="0" draw:border="10%"/>
    <draw:gradient draw:name="Light_20_Red_20_Square_20_BR" draw:display-name="Light Red Square BR" draw:style="square" draw:cx="30%" draw:cy="30%" draw:start-color="#de8e96" draw:end-color="#f8e8ea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VRT_20_Light_20_Axial_20_H" draw:display-name="VRT Light Axial H" draw:style="axial" draw:start-color="#7fb9dd" draw:end-color="#0073bc" draw:start-intensity="100%" draw:end-intensity="100%" draw:angle="900" draw:border="0%"/>
    <draw:gradient draw:name="VRT_20_Light_20_Linear_20_L" draw:display-name="VRT Light Linear L" draw:style="linear" draw:start-color="#0073bc" draw:end-color="#7fb9dd" draw:start-intensity="100%" draw:end-intensity="100%" draw:angle="900" draw:border="10%"/>
    <draw:gradient draw:name="VRT_20_Light_20_Linear_20_T" draw:display-name="VRT Light Linear T" draw:style="linear" draw:start-color="#0073bc" draw:end-color="#7fb9dd" draw:start-intensity="100%" draw:end-intensity="100%" draw:angle="0" draw:border="10%"/>
    <draw:gradient draw:name="VRT_20_Light_20_Square_20_BR" draw:display-name="VRT Light Square BR" draw:style="square" draw:cx="30%" draw:cy="30%" draw:start-color="#0073bc" draw:end-color="#7fb9dd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